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4.062cm" fo:min-width="3.812cm"/>
    </style:style>
    <style:style style:name="gr2" style:family="graphic" style:parent-style-name="standard">
      <style:graphic-properties svg:stroke-color="#ba131a" draw:fill-color="#ba131a" draw:textarea-horizontal-align="justify" draw:textarea-vertical-align="middle" draw:auto-grow-height="false" fo:min-height="0.004cm" fo:min-width="0cm"/>
    </style:style>
    <style:style style:name="gr3" style:family="graphic" style:parent-style-name="standard">
      <style:graphic-properties svg:stroke-color="#eeeeee" draw:fill="none" draw:textarea-horizontal-align="justify" draw:textarea-vertical-align="middle" draw:auto-grow-height="false" fo:min-height="0.893cm" fo:min-width="0.389cm"/>
    </style:style>
    <style:style style:name="gr4" style:family="graphic" style:parent-style-name="standard">
      <style:graphic-properties draw:textarea-horizontal-align="justify" draw:textarea-vertical-align="middle" draw:auto-grow-height="false" fo:min-height="0.038cm" fo:min-width="0cm"/>
    </style:style>
    <style:style style:name="gr5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ba131a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096cm" svg:height="6.096cm" svg:x="2.905cm" svg:y="3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5.672cm" svg:y="2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draw:layer="layout" svg:width="0.508cm" svg:height="0.508cm" svg:x="7.273cm" svg:y="3.2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draw:layer="layout" svg:width="0.508cm" svg:height="0.508cm" svg:x="8.373cm" svg:y="4.4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draw:layer="layout" svg:width="0.508cm" svg:height="0.508cm" svg:x="8.773cm" svg:y="5.9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draw:layer="layout" svg:width="0.508cm" svg:height="0.508cm" svg:x="4.173cm" svg:y="3.2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draw:layer="layout" svg:width="0.508cm" svg:height="0.508cm" svg:x="2.973cm" svg:y="4.4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draw:layer="layout" svg:width="0.508cm" svg:height="0.508cm" svg:x="8.273cm" svg:y="7.5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draw:layer="layout" svg:width="0.508cm" svg:height="0.508cm" svg:x="7.273cm" svg:y="8.6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draw:layer="layout" svg:width="0.508cm" svg:height="0.508cm" svg:x="5.673cm" svg:y="9.0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draw:layer="layout" svg:width="0.508cm" svg:height="0.508cm" svg:x="4.173cm" svg:y="8.6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draw:layer="layout" svg:width="0.508cm" svg:height="0.508cm" svg:x="3.074cm" svg:y="7.5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draw:layer="layout" svg:width="0.508cm" svg:height="0.508cm" svg:x="2.574cm" svg:y="5.9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0.889cm" svg:height="1.143cm" svg:x="9.336cm" svg:y="5.672cm">
          <text:p text:style-name="P3">0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89cm" svg:height="1.143cm" svg:x="8.836cm" svg:y="4.072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89cm" svg:height="1.143cm" svg:x="7.636cm" svg:y="2.472cm">
          <text:p text:style-name="P3">2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89cm" svg:height="1.143cm" svg:x="5.436cm" svg:y="1.972cm">
          <text:p text:style-name="P3">3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89cm" svg:height="1.143cm" svg:x="8.836cm" svg:y="7.472cm">
          <text:p text:style-name="P3">11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89cm" svg:height="1.143cm" svg:x="7.836cm" svg:y="8.772cm">
          <text:p text:style-name="P3">10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89cm" svg:height="1.143cm" svg:x="5.536cm" svg:y="9.472cm">
          <text:p text:style-name="P3">9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89cm" svg:height="1.143cm" svg:x="3.736cm" svg:y="9.072cm">
          <text:p text:style-name="P3">8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89cm" svg:height="1.143cm" svg:x="2.336cm" svg:y="7.672cm">
          <text:p text:style-name="P3">7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89cm" svg:height="1.143cm" svg:x="1.736cm" svg:y="5.672cm">
          <text:p text:style-name="P3">6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89cm" svg:height="1.143cm" svg:x="2.236cm" svg:y="3.872cm">
          <text:p text:style-name="P3">5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89cm" svg:height="1.143cm" svg:x="3.536cm" svg:y="2.372cm">
          <text:p text:style-name="P3">4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406cm" svg:height="0.406cm" svg:x="5.75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5.953cm" svg:y1="6.307cm" svg:x2="8.29cm" svg:y2="6.307cm">
          <text:p/>
        </draw:line>
        <draw:ellipse draw:style-name="gr6" draw:text-style-name="P3" draw:layer="layout" svg:width="3.556cm" svg:height="3.557cm" svg:x="4.148cm" svg:y="4.556cm" draw:kind="arc" draw:start-angle="359.62" draw:end-angle="267.96">
          <text:p/>
        </draw:ellipse>
        <draw:line draw:style-name="gr5" draw:text-style-name="P1" draw:layer="layout" svg:x1="5.926cm" svg:y1="6.307cm" svg:x2="5.926cm" svg:y2="8.6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1T15:33:38.601288993</meta:creation-date>
    <dc:date>2019-06-11T15:55:17.663938560</dc:date>
    <meta:editing-duration>PT8M15S</meta:editing-duration>
    <meta:editing-cycles>1</meta:editing-cycles>
    <meta:document-statistic meta:object-count="29"/>
    <meta:generator>LibreOffice/6.0.7.3$Linux_X86_64 LibreOffice_project/00m0$Build-3</meta:generator>
  </office:meta>
</office:document-meta>
</file>